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text-align="justify" style:justify-single-word="fals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464191304216598835" text:style-name="L1">
        <text:list-item>
          <text:p text:style-name="P1">générale</text:p>
          <text:list>
            <text:list-item>
              <text:p text:style-name="P1">langage étudié</text:p>
            </text:list-item>
            <text:list-item>
              <text:p text:style-name="P1">développeur et racheteur du langage</text:p>
            </text:list-item>
            <text:list-item>
              <text:p text:style-name="P1">portabilité</text:p>
            </text:list-item>
            <text:list-item>
              <text:p text:style-name="P1">quelques sortes de programmes java possibles</text:p>
            </text:list-item>
            <text:list-item>
              <text:p text:style-name="P1">portabilité permise par...</text:p>
            </text:list-item>
            <text:list-item>
              <text:p text:style-name="P1">code engendré par pré-compilation</text:p>
            </text:list-item>
            <text:list-item>
              <text:p text:style-name="P1">nom de la MV</text:p>
            </text:list-item>
          </text:list>
        </text:list-item>
        <text:list-item>
          <text:p text:style-name="P1">bases</text:p>
          <text:list>
            <text:list-item>
              <text:p text:style-name="P1">variables et opérateurs</text:p>
              <text:list>
                <text:list-item>
                  <text:p text:style-name="P1">seul langage compréhensible directement par la machine</text:p>
                </text:list-item>
                <text:list-item>
                  <text:p text:style-name="P1">unité de ce langage</text:p>
                </text:list-item>
                <text:list-item>
                  <text:p text:style-name="P1">paquet de 8</text:p>
                </text:list-item>
                <text:list-item>
                  <text:p text:style-name="P1">multiples principaux</text:p>
                </text:list-item>
                <text:list-item>
                  <text:p text:style-name="P1">traductions dans tous les sens entre base 2, 10 et 16 (et nom des bases)</text:p>
                </text:list-item>
                <text:list-item>
                  <text:p text:style-name="P1"/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jfjyf jjku</meta:initial-creator>
    <meta:creation-date>2014-09-28T14:41:53</meta:creation-date>
    <meta:generator>OpenOffice/4.0.0$Unix OpenOffice.org_project/400m3$Build-9702</meta:generator>
    <dc:date>2014-10-07T13:28:30</dc:date>
    <dc:creator>yjfjyf jjku</dc:creator>
    <meta:editing-duration>PT30M25S</meta:editing-duration>
    <meta:editing-cycles>17</meta:editing-cycles>
    <meta:document-statistic meta:table-count="0" meta:image-count="0" meta:object-count="0" meta:page-count="1" meta:paragraph-count="15" meta:word-count="76" meta:character-count="402"/>
  </office:meta>
</office:document-meta>
</file>